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rtual Laboratory Guide Questions: CONCENTRATION</text:p>
      <text:p text:style-name="Standard"/>
      <text:p text:style-name="Standard"/>
      <text:list xml:id="list805056554" text:style-name="WWNum1">
        <text:list-item>
          <text:p text:style-name="P1"><text:span text:style-name="T1">What solution concentration is used in the virtual lab in computing for the concentration of a solution, MOLARITY, MOLALITY or PERCENTAGE CONCENTRATION BY MASS? What made you say so?</text:span></text:p>
        </text:list-item>
      </text:list>
      <text:p text:style-name="Standard"/>
      <text:list xml:id="list54905563275089" text:continue-numbering="true" text:style-name="WWNum1">
        <text:list-item>
          <text:p text:style-name="P2"><text:span text:style-name="T1">What is the concentration of pure water in the virtual lab?</text:span></text:p>
        </text:list-item>
      </text:list>
      <text:p text:style-name="P3"/>
      <text:list xml:id="list54905913205921" text:continue-numbering="true" text:style-name="WWNum1">
        <text:list-item>
          <text:p text:style-name="P2"><text:span text:style-name="T1">If you double the amount of the solvent (pure water), what will happen to the concentration of solid nickel (II) chloride? <text:s/>Solid copper (II) sulfate?</text:span></text:p>
        </text:list-item>
      </text:list>
      <text:p text:style-name="P3"/>
      <text:list xml:id="list54904657557432" text:continue-numbering="true" text:style-name="WWNum1">
        <text:list-item>
          <text:p text:style-name="P2"><text:span text:style-name="T1">For the same amount of solvent, what will happen to the concentration of the solution if you continue adding a solute for the same temperature?</text:span></text:p>
        </text:list-item>
      </text:list>
      <text:p text:style-name="P3"/>
      <text:list xml:id="list54905026882560" text:continue-numbering="true" text:style-name="WWNum1">
        <text:list-item>
          <text:p text:style-name="P1"><text:bookmark text:name="_gjdgxs"/><text:span text:style-name="T1">Cite 2-3 steps you did to increase the concentration of the solu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112" meta:character-count="662" meta:non-whitespace-character-count="560"/>
    <meta:generator>LibreOfficeDev/6.0.5.2$Linux_X86_64 LibreOffice_project/</meta:generator>
  </office:meta>
</office:document-meta>
</file>